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8dc6018" style:family="table" style:master-page-name="Default">
      <style:table-properties table:display="true" style:writing-mode="lr-tb"/>
    </style:style>
    <style:style style:name="ta-0x8dc6170" style:family="table" style:master-page-name="Default">
      <style:table-properties table:display="true" style:writing-mode="lr-tb"/>
    </style:style>
    <style:style style:name="ta-0x8dc62c8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dc8a48" style:family="table-cell" style:data-style-name="General">
      <style:table-cell-properties fo:background-color="#ffff99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8dc76c8" style:family="table-cell" style:data-style-name="General">
      <style:table-cell-properties fo:background-color="#00ff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68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d8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3c8" style:family="table-cell" style:data-style-name="General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ccffff" fo:font-family="Sans"/>
    </style:style>
    <style:style style:name="ACE-0x8dc7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align="star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dc7f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1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align="star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988" style:family="table-cell" style:data-style-name="General">
      <style:table-cell-properties fo:background-color="#0000ff" fo:border-top="0.035cm solid #ffffff" fo:border-bottom="0.000cm none #c7c7c7" fo:border-left="0.035cm solid #ffffff" fo:border-right="0.035cm solid #ffffff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9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ccffff" fo:font-family="Sans"/>
    </style:style>
    <style:style style:name="ACE-0x8dc7e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2c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righ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20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5c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align="start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8c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b08" style:family="table-cell" style:data-style-name="General">
      <style:table-cell-properties fo:background-color="#ffff99" fo:border-top="0.000cm none #c7c7c7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8dc8448" style:family="table-cell" style:data-style-name="General">
      <style:table-cell-properties fo:background-color="#0000ff" fo:border-top="0.035cm solid #ffffff" fo:border-bottom="0.000cm none #c7c7c7" fo:border-left="0.035cm solid #ffffff" fo:border-right="0.000cm none #c7c7c7" style:diagonal-bl-tr="0.000cm none #c7c7c7" style:diagonal-tl-br="0.000cm none #c7c7c7" style:vertical-align="automatic" fo:wrap-option="wrap" style:shrink-to-fit="false" style:glyph-orientation-vertical="auto" style:cell-protect="protected" style:rotation-align="none" style:rotation-angle="90" style:print-content="true" style:repeat-content="false" style:decimal-places="13" style:text-align-source="fix"/>
      <style:paragraph-properties style:writing-mode-automatic="true" fo:text-align="justify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ccffff" fo:font-family="Sans"/>
    </style:style>
    <style:style style:name="ACE-0x8dc79c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align="start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d48" style:family="table-cell" style:data-style-name="General">
      <style:table-cell-properties fo:background-color="#ffff99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8dc7608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548" style:family="table-cell" style:data-style-name="General">
      <style:table-cell-properties fo:background-color="#00ffff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right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c88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8dc7cc8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788" style:family="table-cell" style:data-style-name="General">
      <style:table-cell-properties fo:background-color="#00ff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bc8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50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righ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488" style:family="table-cell" style:data-style-name="General">
      <style:table-cell-properties fo:background-color="#00ff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b4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a8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90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80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f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align="start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74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e08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c0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8f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c7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COL-2" style:family="table-column">
      <style:table-column-properties style:column-width="69.00pt" style:use-optimal-column-width="false"/>
    </style:style>
    <style:style style:name="ACOL-3" style:family="table-column">
      <style:table-column-properties style:column-width="222.00pt" style:use-optimal-column-width="false"/>
    </style:style>
    <style:style style:name="ACOL-4" style:family="table-column">
      <style:table-column-properties style:column-width="50.25pt" style:use-optimal-column-width="false"/>
    </style:style>
    <style:style style:name="ACOL-5" style:family="table-column">
      <style:table-column-properties style:column-width="48.00pt" style:use-optimal-column-width="false"/>
    </style:style>
    <style:style style:name="AROW-1" style:family="table-row">
      <style:table-row-properties style:row-height="51.00pt" style:use-optimal-row-height="fals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80.25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8dc6018" table:print-ranges="Hoja1.B2:Hoja1.F62">
        <office:forms form:automatic-focus="false" form:apply-design-mode="false">
          <form:form/>
        </office:forms>
        <table:table-column table:default-cell-style-name="ACE-0x8dc7248" table:style-name="ACOL-0"/>
        <table:table-column table:default-cell-style-name="ACE-0x8dc7248" table:style-name="ACOL-2"/>
        <table:table-column table:default-cell-style-name="ACE-0x8dc7248" table:style-name="ACOL-0"/>
        <table:table-column table:default-cell-style-name="ACE-0x8dc7248" table:style-name="ACOL-3"/>
        <table:table-column table:default-cell-style-name="ACE-0x8dc7248" table:style-name="ACOL-4"/>
        <table:table-column table:default-cell-style-name="ACE-0x8dc7248" table:style-name="ACOL-5"/>
        <table:table-column table:default-cell-style-name="ACE-0x8dc7248" table:style-name="ACOL-0" table:number-columns-repeated="250"/>
        <table:table-row table:style-name="AROW-1">
          <table:table-cell table:style-name="ACE-0x8dc7248"/>
          <table:table-cell table:style-name="ACE-0x8dc7308" office:value-type="string" office:string-value="Product Backlog">
            <text:p>Product Backlog</text:p>
          </table:table-cell>
          <table:table-cell table:number-columns-repeated="4" table:style-name="ACE-0x8dc7308"/>
          <table:table-cell table:number-columns-repeated="250" table:style-name="ACE-0x8dc7248"/>
        </table:table-row>
        <table:table-row table:style-name="AROW-2">
          <table:table-cell table:number-columns-repeated="3" table:style-name="ACE-0x8dc7248"/>
          <table:table-cell table:number-columns-spanned="3" table:style-name="ACE-0x8dc8088" office:value-type="string" office:string-value="*Esfuerzo medible en semanas">
            <text:p>*Esfuerzo medible en semanas</text:p>
          </table:table-cell>
          <table:covered-table-cell table:number-columns-repeated="2"/>
          <table:table-cell table:number-columns-repeated="250" table:style-name="ACE-0x8dc7248"/>
        </table:table-row>
        <table:table-row table:style-name="AROW-3">
          <table:table-cell table:style-name="ACE-0x8dc7248"/>
          <table:table-cell table:style-name="ACE-0x8dc73c8" office:value-type="string" office:string-value="SPRING #">
            <text:p>SPRING #</text:p>
          </table:table-cell>
          <table:table-cell table:style-name="ACE-0x8dc73c8" office:value-type="string" office:string-value="ID">
            <text:p>ID</text:p>
          </table:table-cell>
          <table:table-cell table:style-name="ACE-0x8dc73c8" office:value-type="string" office:string-value="DESCRIPCION">
            <text:p>DESCRIPCION</text:p>
          </table:table-cell>
          <table:table-cell table:style-name="ACE-0x8dc8448" office:value-type="string" office:string-value="ESFUERZO ">
            <text:p>ESFUERZO </text:p>
          </table:table-cell>
          <table:table-cell table:style-name="ACE-0x8dc8988" office:value-type="string" office:string-value="RELEASE">
            <text:p>RELEASE</text:p>
          </table:table-cell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3" table:style-name="ACE-0x8dc7488" office:value-type="float" office:value="1">
            <text:p>1</text:p>
          </table:table-cell>
          <table:table-cell table:number-columns-spanned="3" table:style-name="ACE-0x8dc7848" office:value-type="string" office:string-value="ANÁLISIS">
            <text:p>ANÁLISIS</text:p>
          </table:table-cell>
          <table:covered-table-cell table:number-columns-repeated="2"/>
          <table:table-cell table:number-rows-spanned="12" table:style-name="ACE-0x8dc8a48" office:value-type="string" office:string-value="0.1">
            <text:p>0.1</text:p>
          </table:table-cell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908" office:value-type="float" office:value="1">
            <text:p>1</text:p>
          </table:table-cell>
          <table:table-cell table:style-name="ACE-0x8dc7e48" office:value-type="string" office:string-value="Análisis de Modelos de Negocios">
            <text:p>Análisis de Modelos de Negocios</text:p>
          </table:table-cell>
          <table:table-cell table:style-name="ACE-0x8dc8508" office:value-type="float" office:value="0.5">
            <text:p>0.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908" office:value-type="float" office:value="2">
            <text:p>2</text:p>
          </table:table-cell>
          <table:table-cell table:style-name="ACE-0x8dc7e48" office:value-type="string" office:string-value="Análisis de modelos de datos">
            <text:p>Análisis de modelos de datos</text:p>
          </table:table-cell>
          <table:table-cell table:style-name="ACE-0x8dc8508" office:value-type="float" office:value="0.5">
            <text:p>0.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3" table:style-name="ACE-0x8dc7488" office:value-type="float" office:value="2">
            <text:p>2</text:p>
          </table:table-cell>
          <table:table-cell table:style-name="ACE-0x8dc79c8"/>
          <table:table-cell table:style-name="ACE-0x8dc8148" office:value-type="string" office:string-value="DISEÑO">
            <text:p>DISEÑO</text:p>
          </table:table-cell>
          <table:table-cell table:style-name="ACE-0x8dc85c8"/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a88" office:value-type="float" office:value="3">
            <text:p>3</text:p>
          </table:table-cell>
          <table:table-cell table:style-name="ACE-0x8dc7c08" office:value-type="string" office:string-value="Especificación de Requerimientos">
            <text:p>Especificación de Requerimientos</text:p>
          </table:table-cell>
          <table:table-cell table:style-name="ACE-0x8dc8688" office:value-type="float" office:value="0.5">
            <text:p>0.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908" office:value-type="float" office:value="4">
            <text:p>4</text:p>
          </table:table-cell>
          <table:table-cell table:style-name="ACE-0x8dc7e48" office:value-type="string" office:string-value="diseño">
            <text:p>diseño</text:p>
          </table:table-cell>
          <table:table-cell table:style-name="ACE-0x8dc850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3" table:style-name="ACE-0x8dc7548" office:value-type="float" office:value="3">
            <text:p>3</text:p>
          </table:table-cell>
          <table:table-cell table:number-columns-spanned="3" table:style-name="ACE-0x8dc7b48" office:value-type="string" office:string-value="DESARROLLO">
            <text:p>DESARROLLO</text:p>
          </table:table-cell>
          <table:covered-table-cell table:number-columns-repeated="3"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248" office:value-type="float" office:value="5">
            <text:p>5</text:p>
          </table:table-cell>
          <table:table-cell table:style-name="ACE-0x8dc8208" office:value-type="string" office:string-value="Desarrollo Base de datos">
            <text:p>Desarrollo Base de datos</text:p>
          </table:table-cell>
          <table:table-cell table:style-name="ACE-0x8dc880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908" office:value-type="float" office:value="6">
            <text:p>6</text:p>
          </table:table-cell>
          <table:table-cell table:style-name="ACE-0x8dc7e48" office:value-type="string" office:string-value="Módulo de autentificación de usuarios">
            <text:p>Módulo de autentificación de usuarios</text:p>
          </table:table-cell>
          <table:table-cell table:style-name="ACE-0x8dc850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3" table:style-name="ACE-0x8dc7488" office:value-type="float" office:value="4">
            <text:p>4</text:p>
          </table:table-cell>
          <table:table-cell table:style-name="ACE-0x8dc7908" office:value-type="float" office:value="7">
            <text:p>7</text:p>
          </table:table-cell>
          <table:table-cell table:style-name="ACE-0x8dc7e48" office:value-type="string" office:string-value="Formularios de ingresos de datos">
            <text:p>Formularios de ingresos de datos</text:p>
          </table:table-cell>
          <table:table-cell table:style-name="ACE-0x8dc8508" office:value-type="float" office:value="2">
            <text:p>2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908" office:value-type="float" office:value="8">
            <text:p>8</text:p>
          </table:table-cell>
          <table:table-cell table:style-name="ACE-0x8dc7e48" office:value-type="string" office:string-value="Páginas de visualización de datos">
            <text:p>Páginas de visualización de datos</text:p>
          </table:table-cell>
          <table:table-cell table:style-name="ACE-0x8dc8508" office:value-type="float" office:value="1.5">
            <text:p>1.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c08"/>
          <table:table-cell table:style-name="ACE-0x8dc82c8" office:value-type="string" office:string-value="Total">
            <text:p>Total</text:p>
          </table:table-cell>
          <table:table-cell table:style-name="ACE-0x8dc88c8" table:formula="of:=SUM([.E5:.E14])" office:value-type="float" office:value="8">
            <text:p>8</text:p>
          </table:table-cell>
          <table:covered-table-cell/>
          <table:table-cell table:number-columns-repeated="250" table:style-name="ACE-0x8dc7248"/>
        </table:table-row>
        <table:table-row table:style-name="AROW-0">
          <table:table-cell table:style-name="ACE-0x8dc7248"/>
          <table:table-cell table:number-columns-spanned="5"/>
          <table:covered-table-cell table:number-columns-repeated="4"/>
          <table:table-cell table:number-columns-repeated="250" table:style-name="ACE-0x8dc7248"/>
        </table:table-row>
        <table:table-row table:style-name="AROW-0">
          <table:table-cell table:style-name="ACE-0x8dc7248"/>
          <table:table-cell table:number-rows-spanned="7" table:style-name="ACE-0x8dc76c8" office:value-type="float" office:value="5">
            <text:p>5</text:p>
          </table:table-cell>
          <table:table-cell table:number-columns-spanned="3" table:style-name="ACE-0x8dc7d88" office:value-type="string" office:string-value="ANÁLISIS">
            <text:p>ANÁLISIS</text:p>
          </table:table-cell>
          <table:covered-table-cell table:number-columns-repeated="2"/>
          <table:table-cell table:number-rows-spanned="11" table:style-name="ACE-0x8dc8a48" office:value-type="string" office:string-value="0.2">
            <text:p>0.2</text:p>
          </table:table-cell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9">
            <text:p>9</text:p>
          </table:table-cell>
          <table:table-cell table:style-name="ACE-0x8dc7e48" office:value-type="string" office:string-value="Análisis de modelos de datos">
            <text:p>Análisis de modelos de datos</text:p>
          </table:table-cell>
          <table:table-cell table:style-name="ACE-0x8dc7e48" office:value-type="float" office:value="0.3">
            <text:p>0.3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f08"/>
          <table:table-cell table:style-name="ACE-0x8dc8148" office:value-type="string" office:string-value="DISEÑO">
            <text:p>DISEÑO</text:p>
          </table:table-cell>
          <table:table-cell table:style-name="ACE-0x8dc7f08"/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0">
            <text:p>10</text:p>
          </table:table-cell>
          <table:table-cell table:style-name="ACE-0x8dc7e48" office:value-type="string" office:string-value="Especificación de Requerimientos">
            <text:p>Especificación de Requerimientos</text:p>
          </table:table-cell>
          <table:table-cell table:style-name="ACE-0x8dc7e48" office:value-type="float" office:value="0.3">
            <text:p>0.3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1">
            <text:p>11</text:p>
          </table:table-cell>
          <table:table-cell table:style-name="ACE-0x8dc7e48" office:value-type="string" office:string-value="diseño">
            <text:p>diseño</text:p>
          </table:table-cell>
          <table:table-cell table:style-name="ACE-0x8dc7e48" office:value-type="float" office:value="0.4">
            <text:p>0.4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number-columns-spanned="3" table:style-name="ACE-0x8dc7fc8" office:value-type="string" office:string-value="DESARROLLO">
            <text:p>DESARROLLO</text:p>
          </table:table-cell>
          <table:covered-table-cell table:number-columns-repeated="3"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2">
            <text:p>12</text:p>
          </table:table-cell>
          <table:table-cell table:style-name="ACE-0x8dc7e48" office:value-type="string" office:string-value="Mejoras y correcciones release 0.1">
            <text:p>Mejoras y correcciones release 0.1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4" table:style-name="ACE-0x8dc7788" office:value-type="float" office:value="6">
            <text:p>6</text:p>
          </table:table-cell>
          <table:table-cell table:style-name="ACE-0x8dc7e48" office:value-type="float" office:value="13">
            <text:p>13</text:p>
          </table:table-cell>
          <table:table-cell table:style-name="ACE-0x8dc7e48" office:value-type="string" office:string-value="Implementación de Motor de reportes">
            <text:p>Implementación de Motor de reportes</text:p>
          </table:table-cell>
          <table:table-cell table:style-name="ACE-0x8dc7e48" office:value-type="float" office:value="0.5">
            <text:p>0.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4">
            <text:p>14</text:p>
          </table:table-cell>
          <table:table-cell table:style-name="ACE-0x8dc7e48" office:value-type="string" office:string-value="Desarrollo de Reportes">
            <text:p>Desarrollo de Reportes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5">
            <text:p>15</text:p>
          </table:table-cell>
          <table:table-cell table:style-name="ACE-0x8dc7e48" office:value-type="string" office:string-value="Implementación en el sistema">
            <text:p>Implementación en el sistema</text:p>
          </table:table-cell>
          <table:table-cell table:style-name="ACE-0x8dc7c08" office:value-type="float" office:value="0.5">
            <text:p>0.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c08"/>
          <table:table-cell table:style-name="ACE-0x8dc82c8" office:value-type="string" office:string-value="Total">
            <text:p>Total</text:p>
          </table:table-cell>
          <table:table-cell table:style-name="ACE-0x8dc7a88" table:formula="of:=SUM([.E18:.E26])" office:value-type="float" office:value="4">
            <text:p>4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columns-spanned="5"/>
          <table:covered-table-cell table:number-columns-repeated="4"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7" table:style-name="ACE-0x8dc76c8" office:value-type="float" office:value="7">
            <text:p>7</text:p>
          </table:table-cell>
          <table:table-cell table:number-columns-spanned="3" table:style-name="ACE-0x8dc7d88" office:value-type="string" office:string-value="ANÁLISIS">
            <text:p>ANÁLISIS</text:p>
          </table:table-cell>
          <table:covered-table-cell table:number-columns-repeated="2"/>
          <table:table-cell table:number-rows-spanned="12" table:style-name="ACE-0x8dc8a48" office:value-type="string" office:string-value="0.3">
            <text:p>0.3</text:p>
          </table:table-cell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6">
            <text:p>16</text:p>
          </table:table-cell>
          <table:table-cell table:style-name="ACE-0x8dc7e48" office:value-type="string" office:string-value="Análisis de modelos de datos">
            <text:p>Análisis de modelos de datos</text:p>
          </table:table-cell>
          <table:table-cell table:style-name="ACE-0x8dc7e48" office:value-type="float" office:value="0.3">
            <text:p>0.3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f08"/>
          <table:table-cell table:style-name="ACE-0x8dc8148" office:value-type="string" office:string-value="DISEÑO">
            <text:p>DISEÑO</text:p>
          </table:table-cell>
          <table:table-cell table:style-name="ACE-0x8dc7f08"/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7">
            <text:p>17</text:p>
          </table:table-cell>
          <table:table-cell table:style-name="ACE-0x8dc7e48" office:value-type="string" office:string-value="Especificación de Requerimientos">
            <text:p>Especificación de Requerimientos</text:p>
          </table:table-cell>
          <table:table-cell table:style-name="ACE-0x8dc7e48" office:value-type="float" office:value="0.2">
            <text:p>0.2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8">
            <text:p>18</text:p>
          </table:table-cell>
          <table:table-cell table:style-name="ACE-0x8dc7e48" office:value-type="string" office:string-value="diseño">
            <text:p>diseño</text:p>
          </table:table-cell>
          <table:table-cell table:style-name="ACE-0x8dc7e48" office:value-type="float" office:value="0.2">
            <text:p>0.2</text:p>
          </table:table-cell>
          <table:covered-table-cell/>
          <table:table-cell table:number-columns-repeated="250" table:style-name="ACE-0x8dc7248"/>
        </table:table-row>
        <table:table-row table:style-name="AROW-0">
          <table:table-cell table:style-name="ACE-0x8dc7248"/>
          <table:covered-table-cell/>
          <table:table-cell table:number-columns-spanned="3" table:style-name="ACE-0x8dc7fc8" office:value-type="string" office:string-value="DESARROLLO">
            <text:p>DESARROLLO</text:p>
          </table:table-cell>
          <table:covered-table-cell table:number-columns-repeated="3"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19">
            <text:p>19</text:p>
          </table:table-cell>
          <table:table-cell table:style-name="ACE-0x8dc7e48" office:value-type="string" office:string-value="Mejoras y correcciones release 0.2">
            <text:p>Mejoras y correcciones release 0.2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5" table:style-name="ACE-0x8dc7788" office:value-type="float" office:value="8">
            <text:p>8</text:p>
          </table:table-cell>
          <table:table-cell table:style-name="ACE-0x8dc7e48" office:value-type="float" office:value="20">
            <text:p>20</text:p>
          </table:table-cell>
          <table:table-cell table:style-name="ACE-0x8dc7e48" office:value-type="string" office:string-value="Formularios de ingresos de registros">
            <text:p>Formularios de ingresos de registros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1">
            <text:p>21</text:p>
          </table:table-cell>
          <table:table-cell table:style-name="ACE-0x8dc7e48" office:value-type="string" office:string-value="Desarrollo de Reportes">
            <text:p>Desarrollo de Reportes</text:p>
          </table:table-cell>
          <table:table-cell table:style-name="ACE-0x8dc7e48" office:value-type="float" office:value="0.5">
            <text:p>0,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c08" office:value-type="float" office:value="22">
            <text:p>22</text:p>
          </table:table-cell>
          <table:table-cell table:style-name="ACE-0x8dc7c08" office:value-type="string" office:string-value="Implementación en el sistema">
            <text:p>Implementación en el sistema</text:p>
          </table:table-cell>
          <table:table-cell table:style-name="ACE-0x8dc7c08" office:value-type="float" office:value="0.3">
            <text:p>0,3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3">
            <text:p>23</text:p>
          </table:table-cell>
          <table:table-cell table:style-name="ACE-0x8dc7e48" office:value-type="string" office:string-value="Integración con Reportes del depto. Minas">
            <text:p>Integración con Reportes del depto. Minas</text:p>
          </table:table-cell>
          <table:table-cell table:style-name="ACE-0x8dc7c08" office:value-type="float" office:value="0.5">
            <text:p>0,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c08"/>
          <table:table-cell table:style-name="ACE-0x8dc82c8" office:value-type="string" office:string-value="Total">
            <text:p>Total</text:p>
          </table:table-cell>
          <table:table-cell table:style-name="ACE-0x8dc7a88" table:formula="of:=SUM([.E29:.E39])" office:value-type="float" office:value="4">
            <text:p>4</text:p>
          </table:table-cell>
          <table:covered-table-cell/>
          <table:table-cell table:number-columns-repeated="250" table:style-name="ACE-0x8dc7248"/>
        </table:table-row>
        <table:table-row table:style-name="AROW-0">
          <table:table-cell table:style-name="ACE-0x8dc7248"/>
          <table:table-cell table:number-columns-spanned="5"/>
          <table:covered-table-cell table:number-columns-repeated="4"/>
          <table:table-cell table:number-columns-repeated="250" table:style-name="ACE-0x8dc7248"/>
        </table:table-row>
        <table:table-row table:style-name="AROW-0">
          <table:table-cell table:style-name="ACE-0x8dc7248"/>
          <table:table-cell table:number-rows-spanned="7" table:style-name="ACE-0x8dc76c8" office:value-type="float" office:value="9">
            <text:p>9</text:p>
          </table:table-cell>
          <table:table-cell table:number-columns-spanned="3" table:style-name="ACE-0x8dc7d88" office:value-type="string" office:string-value="ANÁLISIS">
            <text:p>ANÁLISIS</text:p>
          </table:table-cell>
          <table:covered-table-cell table:number-columns-repeated="2"/>
          <table:table-cell table:number-rows-spanned="11" table:style-name="ACE-0x8dc8a48" office:value-type="string" office:string-value="0.4">
            <text:p>0.4</text:p>
          </table:table-cell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4">
            <text:p>24</text:p>
          </table:table-cell>
          <table:table-cell table:style-name="ACE-0x8dc7e48" office:value-type="string" office:string-value="Análisis de modelos de datos">
            <text:p>Análisis de modelos de datos</text:p>
          </table:table-cell>
          <table:table-cell table:style-name="ACE-0x8dc7e48" office:value-type="float" office:value="0.3">
            <text:p>0,3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f08"/>
          <table:table-cell table:style-name="ACE-0x8dc8148" office:value-type="string" office:string-value="DISEÑO">
            <text:p>DISEÑO</text:p>
          </table:table-cell>
          <table:table-cell table:style-name="ACE-0x8dc7f08"/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5">
            <text:p>25</text:p>
          </table:table-cell>
          <table:table-cell table:style-name="ACE-0x8dc7e48" office:value-type="string" office:string-value="Especificación de Requerimientos">
            <text:p>Especificación de Requerimientos</text:p>
          </table:table-cell>
          <table:table-cell table:style-name="ACE-0x8dc7e48" office:value-type="float" office:value="0.2">
            <text:p>0,2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6">
            <text:p>26</text:p>
          </table:table-cell>
          <table:table-cell table:style-name="ACE-0x8dc7e48" office:value-type="string" office:string-value="diseño">
            <text:p>diseño</text:p>
          </table:table-cell>
          <table:table-cell table:style-name="ACE-0x8dc7e48" office:value-type="float" office:value="0.2">
            <text:p>0,2</text:p>
          </table:table-cell>
          <table:covered-table-cell/>
          <table:table-cell table:number-columns-repeated="250" table:style-name="ACE-0x8dc7248"/>
        </table:table-row>
        <table:table-row table:style-name="AROW-0">
          <table:table-cell table:style-name="ACE-0x8dc7248"/>
          <table:covered-table-cell/>
          <table:table-cell table:number-columns-spanned="3" table:style-name="ACE-0x8dc7fc8" office:value-type="string" office:string-value="DESARROLLO">
            <text:p>DESARROLLO</text:p>
          </table:table-cell>
          <table:covered-table-cell table:number-columns-repeated="3"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7">
            <text:p>27</text:p>
          </table:table-cell>
          <table:table-cell table:style-name="ACE-0x8dc7e48" office:value-type="string" office:string-value="Mejoras y correcciones release 0.3">
            <text:p>Mejoras y correcciones release 0.3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4" table:style-name="ACE-0x8dc7788" office:value-type="float" office:value="10">
            <text:p>10</text:p>
          </table:table-cell>
          <table:table-cell table:style-name="ACE-0x8dc7e48" office:value-type="float" office:value="28">
            <text:p>28</text:p>
          </table:table-cell>
          <table:table-cell table:style-name="ACE-0x8dc7e48" office:value-type="string" office:string-value="Formularios Creación de Certificados">
            <text:p>Formularios Creación de Certificados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29">
            <text:p>29</text:p>
          </table:table-cell>
          <table:table-cell table:style-name="ACE-0x8dc7e48" office:value-type="string" office:string-value="Desarrollo de Reportes de Certificados">
            <text:p>Desarrollo de Reportes de Certificados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30">
            <text:p>30</text:p>
          </table:table-cell>
          <table:table-cell table:style-name="ACE-0x8dc7e48" office:value-type="string" office:string-value="Implementación en el sistema">
            <text:p>Implementación en el sistema</text:p>
          </table:table-cell>
          <table:table-cell table:style-name="ACE-0x8dc7c08" office:value-type="float" office:value="0.3">
            <text:p>0,3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c08"/>
          <table:table-cell table:style-name="ACE-0x8dc82c8" office:value-type="string" office:string-value="Total">
            <text:p>Total</text:p>
          </table:table-cell>
          <table:table-cell table:style-name="ACE-0x8dc7a88" table:formula="of:=SUM([.E43:.E51])" office:value-type="float" office:value="4">
            <text:p>4</text:p>
          </table:table-cell>
          <table:covered-table-cell/>
          <table:table-cell table:number-columns-repeated="250" table:style-name="ACE-0x8dc7248"/>
        </table:table-row>
        <table:table-row table:style-name="AROW-0">
          <table:table-cell table:style-name="ACE-0x8dc7248"/>
          <table:table-cell table:number-columns-spanned="5"/>
          <table:covered-table-cell table:number-columns-repeated="4"/>
          <table:table-cell table:number-columns-repeated="250" table:style-name="ACE-0x8dc7248"/>
        </table:table-row>
        <table:table-row table:style-name="AROW-0">
          <table:table-cell table:style-name="ACE-0x8dc7248"/>
          <table:table-cell table:number-rows-spanned="4" table:style-name="ACE-0x8dc76c8" office:value-type="float" office:value="11">
            <text:p>11</text:p>
          </table:table-cell>
          <table:table-cell table:number-columns-spanned="3" table:style-name="ACE-0x8dc7d88" office:value-type="string" office:string-value="DESARROLLO">
            <text:p>DESARROLLO</text:p>
          </table:table-cell>
          <table:covered-table-cell table:number-columns-repeated="2"/>
          <table:table-cell table:number-rows-spanned="9" table:style-name="ACE-0x8dc8c88" office:value-type="string" office:string-value="1.0">
            <text:p>1.0</text:p>
          </table:table-cell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31">
            <text:p>31</text:p>
          </table:table-cell>
          <table:table-cell table:style-name="ACE-0x8dc7e48" office:value-type="string" office:string-value="Mejoras y correcciones release 0.4">
            <text:p>Mejoras y correcciones release 0.4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f08"/>
          <table:table-cell table:style-name="ACE-0x8dc8148" office:value-type="string" office:string-value="TESTEO">
            <text:p>TESTEO</text:p>
          </table:table-cell>
          <table:table-cell table:style-name="ACE-0x8dc7f08"/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32">
            <text:p>32</text:p>
          </table:table-cell>
          <table:table-cell table:style-name="ACE-0x8dc7e48" office:value-type="string" office:string-value="Pruebas">
            <text:p>Pruebas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table-cell table:number-rows-spanned="5" table:style-name="ACE-0x8dc7548" office:value-type="float" office:value="12">
            <text:p>12</text:p>
          </table:table-cell>
          <table:table-cell table:style-name="ACE-0x8dc7e48" office:value-type="float" office:value="33">
            <text:p>33</text:p>
          </table:table-cell>
          <table:table-cell table:style-name="ACE-0x8dc7e48" office:value-type="string" office:string-value="Migración">
            <text:p>Migración</text:p>
          </table:table-cell>
          <table:table-cell table:style-name="ACE-0x8dc7e48" office:value-type="float" office:value="1">
            <text:p>1</text:p>
          </table:table-cell>
          <table:covered-table-cell/>
          <table:table-cell table:number-columns-repeated="250" table:style-name="ACE-0x8dc7248"/>
        </table:table-row>
        <table:table-row table:style-name="AROW-0">
          <table:table-cell table:style-name="ACE-0x8dc7248"/>
          <table:covered-table-cell/>
          <table:table-cell table:number-columns-spanned="3" table:style-name="ACE-0x8dc7fc8" office:value-type="string" office:string-value="REPORTES">
            <text:p>REPORTES</text:p>
          </table:table-cell>
          <table:covered-table-cell table:number-columns-repeated="3"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34">
            <text:p>34</text:p>
          </table:table-cell>
          <table:table-cell table:style-name="ACE-0x8dc7e48" office:value-type="string" office:string-value="Guías de uso e implementación">
            <text:p>Guías de uso e implementación</text:p>
          </table:table-cell>
          <table:table-cell table:style-name="ACE-0x8dc7e48" office:value-type="float" office:value="0.5">
            <text:p>0,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e48" office:value-type="float" office:value="35">
            <text:p>35</text:p>
          </table:table-cell>
          <table:table-cell table:style-name="ACE-0x8dc7e48" office:value-type="string" office:string-value="Reportes de proyecto final">
            <text:p>Reportes de proyecto final</text:p>
          </table:table-cell>
          <table:table-cell table:style-name="ACE-0x8dc7c08" office:value-type="float" office:value="0.5">
            <text:p>0,5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style-name="ACE-0x8dc7248"/>
          <table:covered-table-cell/>
          <table:table-cell table:style-name="ACE-0x8dc7c08"/>
          <table:table-cell table:style-name="ACE-0x8dc82c8" office:value-type="string" office:string-value="Total">
            <text:p>Total</text:p>
          </table:table-cell>
          <table:table-cell table:style-name="ACE-0x8dc7a88" table:formula="of:=SUM([.E54:.E61])" office:value-type="float" office:value="4">
            <text:p>4</text:p>
          </table:table-cell>
          <table:covered-table-cell/>
          <table:table-cell table:number-columns-repeated="250" table:style-name="ACE-0x8dc7248"/>
        </table:table-row>
        <table:table-row table:style-name="AROW-2">
          <table:table-cell table:number-columns-repeated="3" table:style-name="ACE-0x8dc7248"/>
          <table:table-cell table:style-name="ACE-0x8dc8388" office:value-type="string" office:string-value="Total Semanas">
            <text:p>Total Semanas</text:p>
          </table:table-cell>
          <table:table-cell table:style-name="ACE-0x8dc7248" table:formula="of:=SUM([.E62]+[.E52]+[.E40]+[.E27]+[.E15])" office:value-type="float" office:value="24">
            <text:p>24</text:p>
          </table:table-cell>
          <table:table-cell table:number-columns-repeated="251" table:style-name="ACE-0x8dc7248"/>
        </table:table-row>
        <table:table-row table:style-name="AROW-0">
          <table:table-cell table:number-columns-repeated="8" table:style-name="ACE-0x8dc7248"/>
          <table:table-cell table:number-columns-repeated="56" table:style-name="ACE-0x8dc7248"/>
          <table:table-cell table:number-columns-repeated="192" table:style-name="ACE-0x8dc7248"/>
        </table:table-row>
        <table:table-row table:style-name="AROW-0">
          <table:table-cell table:number-columns-repeated="8" table:style-name="ACE-0x8dc7248"/>
          <table:table-cell table:number-columns-repeated="56" table:style-name="ACE-0x8dc7248"/>
          <table:table-cell table:number-columns-repeated="192" table:style-name="ACE-0x8dc7248"/>
        </table:table-row>
        <table:table-row table:style-name="AROW-0" table:number-rows-repeated="191">
          <table:table-cell table:number-columns-repeated="8" table:style-name="ACE-0x8dc7248"/>
          <table:table-cell table:number-columns-repeated="56" table:style-name="ACE-0x8dc7248"/>
          <table:table-cell table:number-columns-repeated="192" table:style-name="ACE-0x8dc7248"/>
        </table:table-row>
        <table:table-row table:style-name="AROW-0">
          <table:table-cell table:number-columns-repeated="64" table:style-name="ACE-0x8dc7248"/>
          <table:table-cell table:number-columns-repeated="192" table:style-name="ACE-0x8dc7248"/>
        </table:table-row>
        <table:table-row table:style-name="AROW-0" table:number-rows-repeated="65279">
          <table:table-cell table:number-columns-repeated="64" table:style-name="ACE-0x8dc7248"/>
          <table:table-cell table:number-columns-repeated="192" table:style-name="ACE-0x8dc7248"/>
        </table:table-row>
      </table:table>
      <table:table table:name="Hoja2" table:style-name="ta-0x8dc6170">
        <office:forms form:automatic-focus="false" form:apply-design-mode="false">
          <form:form/>
        </office:forms>
        <table:table-column table:default-cell-style-name="ACE-0x8dc8ec8" table:style-name="ACOL-0" table:number-columns-repeated="256"/>
        <table:table-row table:style-name="AROW-0">
          <table:table-cell table:number-columns-repeated="256" table:style-name="ACE-0x8dc8ec8"/>
        </table:table-row>
        <table:table-row table:style-name="AROW-0">
          <table:table-cell table:number-columns-repeated="256" table:style-name="ACE-0x8dc8ec8"/>
        </table:table-row>
        <table:table-row table:style-name="AROW-0" table:number-rows-repeated="3">
          <table:table-cell table:number-columns-repeated="256" table:style-name="ACE-0x8dc8ec8"/>
        </table:table-row>
        <text:soft-page-break/>
        <table:table-row table:style-name="AROW-0">
          <table:table-cell table:number-columns-repeated="256" table:style-name="ACE-0x8dc8ec8"/>
        </table:table-row>
        <table:table-row table:style-name="AROW-0" table:number-rows-repeated="65530">
          <table:table-cell table:number-columns-repeated="256" table:style-name="ACE-0x8dc8ec8"/>
        </table:table-row>
      </table:table>
      <table:table table:name="Hoja3" table:style-name="ta-0x8dc62c8">
        <office:forms form:automatic-focus="false" form:apply-design-mode="false">
          <form:form/>
        </office:forms>
        <table:table-column table:default-cell-style-name="ACE-0x8dc8f88" table:style-name="ACOL-0" table:number-columns-repeated="256"/>
        <table:table-row table:style-name="AROW-0">
          <table:table-cell table:number-columns-repeated="256" table:style-name="ACE-0x8dc8f88"/>
        </table:table-row>
        <table:table-row table:style-name="AROW-0">
          <table:table-cell table:number-columns-repeated="256" table:style-name="ACE-0x8dc8f88"/>
        </table:table-row>
        <table:table-row table:style-name="AROW-0" table:number-rows-repeated="3">
          <table:table-cell table:number-columns-repeated="256" table:style-name="ACE-0x8dc8f88"/>
        </table:table-row>
        <text:soft-page-break/>
        <table:table-row table:style-name="AROW-0">
          <table:table-cell table:number-columns-repeated="256" table:style-name="ACE-0x8dc8f88"/>
        </table:table-row>
        <table:table-row table:style-name="AROW-0" table:number-rows-repeated="65530">
          <table:table-cell table:number-columns-repeated="256" table:style-name="ACE-0x8dc8f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1-03-15T20:51:38Z</dc:date>
    <meta:creation-date>2011-03-15T18:32:11Z</meta:creation-date>
    <meta:generator>gnumeric/1.10.13</meta:generator>
    <meta:user-defined meta:name="meta:print-date" meta:type="string">2011-03-15T20:44:52Z</meta:user-defined>
  </office:meta>
</office:document-meta>
</file>